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d1d9e0"/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" style:family="paragraph" style:parent-style-name="Text_20_body" style:list-style-name="L4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Text_20_body" style:list-style-name="L5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9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6090-minute-workshop-plan--teaching-non-technical-users-to-ask-ai" text:anchor-type="page" text:anchor-page-number="1" svg:x="-0.2917in" svg:y="0in" svg:width="0.2917in" draw:z-index="0">
        <draw:text-box fo:min-height="0.2917in">
          <text:p text:style-name="P10"/>
        </draw:text-box>
      </draw:frame>
      <text:h text:style-name="P1" text:outline-level="1">60–90 Minute Workshop Plan — Teaching Non-Technical Users to Ask AI</text:h>
      <text:p text:style-name="P2">Goal</text:p>
      <text:list text:style-name="L1">
        <text:list-item>
          <text:p text:style-name="P3">Give non-technical participants confidence to ask AI clear, safe, and useful questions.</text:p>
        </text:list-item>
      </text:list>
      <text:p text:style-name="P2">Audience</text:p>
      <text:list text:style-name="L2">
        <text:list-item>
          <text:p text:style-name="P4">Adults with basic reading skills; minimal computer experience assumed.</text:p>
        </text:list-item>
      </text:list>
      <text:p text:style-name="P2">Materials</text:p>
      <text:list text:style-name="L3">
        <text:list-item>
          <text:p text:style-name="P5">Projector or shared screen (for online: screen share)</text:p>
        </text:list-item>
        <text:list-item>
          <text:p text:style-name="P5">Printed cheatsheet (1 page) and 1 exercise sheet per participant</text:p>
        </text:list-item>
        <text:list-item>
          <text:p text:style-name="P5">1 laptop per small group (optional)</text:p>
        </text:list-item>
        <text:list-item>
          <text:p text:style-name="P5">Timer</text:p>
        </text:list-item>
      </text:list>
      <text:p text:style-name="P2">Agenda (90 minutes)</text:p>
      <text:list text:style-name="L4">
        <text:list-item>
          <text:p text:style-name="P6">Welcome &amp; Goals (5 min)</text:p>
          <text:list>
            <text:list-item>
              <text:p text:style-name="P7">Explain what AI can and cannot do in plain language.</text:p>
            </text:list-item>
          </text:list>
        </text:list-item>
        <text:list-item>
          <text:p text:style-name="P6">Quick analogy + rules (10 min)</text:p>
          <text:list>
            <text:list-item>
              <text:p text:style-name="P7">Use "helpful shopkeeper" analogy and five friendly rules (from cheatsheet).</text:p>
            </text:list-item>
          </text:list>
        </text:list-item>
        <text:list-item>
          <text:p text:style-name="P6">Demonstration (10 min)</text:p>
          <text:list>
            <text:list-item>
              <text:p text:style-name="P7">Live demo showing a vague prompt vs. a refined prompt (use a simple, everyday example such as recipe or printer).</text:p>
            </text:list-item>
          </text:list>
        </text:list-item>
        <text:list-item>
          <text:p text:style-name="P6">Guided practice (30 min)</text:p>
          <text:list>
            <text:list-item>
              <text:p text:style-name="P7">Break into pairs or small groups.</text:p>
            </text:list-item>
            <text:list-item>
              <text:p text:style-name="P7">Each group gets 2 exercise prompts from Practice Exercises.</text:p>
            </text:list-item>
            <text:list-item>
              <text:p text:style-name="P7">Round 1 (10 min): Try the vague prompt, read AI answer.</text:p>
            </text:list-item>
            <text:list-item>
              <text:p text:style-name="P7">Round 2 (15 min): Improve prompt using cheatsheet, compare answers.</text:p>
            </text:list-item>
            <text:list-item>
              <text:p text:style-name="P7">Debrief quickly (5 min).</text:p>
            </text:list-item>
          </text:list>
        </text:list-item>
        <text:list-item>
          <text:p text:style-name="P6">Common pitfalls &amp; safety (10 min)</text:p>
          <text:list>
            <text:list-item>
              <text:p text:style-name="P7">Talk about hallucinations, privacy, and when to consult pros.</text:p>
            </text:list-item>
          </text:list>
        </text:list-item>
        <text:list-item>
          <text:p text:style-name="P6">Role-play (15 min)</text:p>
          <text:list>
            <text:list-item>
              <text:p text:style-name="P7"><text:soft-page-break/>One volunteer plays "client"; another plays "AI" (or use real AI). Practice clarifying questions.</text:p>
            </text:list-item>
          </text:list>
        </text:list-item>
        <text:list-item>
          <text:p text:style-name="P6">Wrap-up &amp; Resources (10 min)</text:p>
          <text:list>
            <text:list-item>
              <text:p text:style-name="P7">Hand out cheatsheet and a one-page list of local experts / help-lines.</text:p>
            </text:list-item>
            <text:list-item>
              <text:p text:style-name="P7">Ask for one thing everyone learned.</text:p>
            </text:list-item>
          </text:list>
        </text:list-item>
      </text:list>
      <text:p text:style-name="P2">Short tips for the trainer</text:p>
      <text:list text:style-name="L5">
        <text:list-item>
          <text:p text:style-name="P8">Encourage simple language and repetition.</text:p>
        </text:list-item>
        <text:list-item>
          <text:p text:style-name="P8">Normalize "not knowing" AI behavior — show an obvious mistake once so participants learn to question answers.</text:p>
        </text:list-item>
        <text:list-item>
          <text:p text:style-name="P8">Keep examples relevant (kitchen, home repair, shopping, health).</text:p>
        </text:list-item>
      </text:list>
      <text:p text:style-name="P2">Follow-up</text:p>
      <text:list text:style-name="L6">
        <text:list-item>
          <text:p text:style-name="P9">Provide a link to the Practice Exercises and a forum or email where attendees can submit prompts and get feedback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6:25:52.894942242</meta:creation-date>
    <dc:title>Half inch margin</dc:title>
    <meta:editing-duration>PT1M</meta:editing-duration>
    <meta:editing-cycles>2</meta:editing-cycles>
    <meta:generator>LibreOffice/25.2.7.2$Linux_X86_64 LibreOffice_project/520$Build-2</meta:generator>
    <dc:date>2025-12-05T06:26:52.694951158</dc:date>
    <meta:document-statistic meta:table-count="0" meta:image-count="0" meta:object-count="0" meta:page-count="2" meta:paragraph-count="36" meta:word-count="300" meta:character-count="1739" meta:non-whitespace-character-count="1503"/>
    <meta:template xlink:type="simple" xlink:actuate="onRequest" xlink:title="Half inch margin" xlink:href="../../../.config/libreoffice/4/user/template/Half%20inch%20margin.ott" meta:date="2025-12-05T06:25:52.411773205"/>
  </office:meta>
</office:document-meta>
</file>